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fo:font-weight="bold" fo:background-color="#ffff00" style:font-size-asian="12pt" style:font-weight-asian="bold" style:font-size-complex="12pt" style:font-weight-complex="bold"/>
    </style:style>
    <style:style style:name="P4"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weight="bold" style:font-size-asian="12pt" style:font-weight-asian="bold" style:font-size-complex="12pt" style:font-weight-complex="bold"/>
    </style:style>
    <style:style style:name="P7" style:family="paragraph" style:parent-style-name="Preformatted_20_Text">
      <style:text-properties style:font-name="Times New Roman" fo:font-size="12pt" style:font-size-asian="12pt" style:font-size-complex="12pt"/>
    </style:style>
    <style:style style:name="P8"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text-properties style:font-name="Times New Roman" fo:font-size="12pt" fo:font-weight="bold" style:font-size-asian="12pt" style:font-weight-asian="bold" style:font-size-complex="12pt" style:font-weight-complex="bold"/>
    </style:style>
    <style:style style:name="P10" style:family="paragraph" style:parent-style-name="Preformatted_20_Text">
      <style:paragraph-properties fo:margin-top="0cm" fo:margin-bottom="0.499cm"/>
      <style:text-properties style:font-name="Times New Roman" fo:font-size="12pt" fo:font-weight="bold" style:font-size-asian="12pt" style:font-weight-asian="bold" style:font-size-complex="12pt" style:font-weight-complex="bold"/>
    </style:style>
    <style:style style:name="T1" style:family="text">
      <style:text-properties fo:color="#dd4814"/>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ff0000" fo:font-weight="normal" style:font-weight-asian="normal" style:font-weight-complex="normal"/>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swer to Reviewers</text:p>
      <text:p text:style-name="P4"/>
      <text:p text:style-name="P5">We would like to acknowledge all the reviewers remarks. <text:s/>We have read them carefully and considered and corrected all the minor suggestions in the main manuscript. <text:s/>We provide below a detailed answer to all major comments. <text:s/></text:p>
      <text:p text:style-name="P1"/>
      <text:p text:style-name="P4">Reviewer 1</text:p>
      <text:p text:style-name="P2"/>
      <text:p text:style-name="P6"><text:span text:style-name="T2">Question. </text:span>I am a bit puzzled with the interpretation of the results. The authors just show that a subset of simulations match behaviors observed in experiment. However, one does not understand if results of a generic simulation can be trusted.</text:p>
      <text:p text:style-name="P10">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3">[LOUIS]</text:p>
      <text:p text:style-name="P2"/>
      <text:p text:style-name="P6"><text:span text:style-name="T2">Question.</text:span><text:span text:style-name="T5"> </text:span>The comparison with existing methods for modeling dynamics of genetic networks with automata is missing. Here are a few references the authors want to check, in order to explain differences with their approach...</text:p>
      <text:p text:style-name="P6"/>
      <text:p text:style-name="P8"><text:span text:style-name="T3">Answer.</text:span> We agree that the state-of-the-art of dynamic modeling was not clearly addressed, we have rewritten the second paragraph in the introduction (in red) and added 4 additional references (2 of them suggested by the reviewer). </text:p>
      <text:p text:style-name="P7"><text:s/></text:p>
      <text:p text:style-name="P6">- For the biological system considered, the authors use two discretisation levels (section 2.3). One wanders how many discretization thresholds have to be used in more general cases. Comments on this point would be welcomed.</text:p>
      <text:p text:style-name="P7"><text:s/></text:p>
      <text:p text:style-name="P3">[LOUIS]</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7-29T12:09:56</dc:date>
    <dc:creator>Carito Guziolowski</dc:creator>
    <meta:editing-duration>PT7M31S</meta:editing-duration>
    <meta:editing-cycles>4</meta:editing-cycles>
    <meta:generator>LibreOffice/3.5$Linux_X86_64 LibreOffice_project/350m1$Build-2</meta:generator>
    <meta:document-statistic meta:table-count="0" meta:image-count="0" meta:object-count="0" meta:page-count="1" meta:paragraph-count="12" meta:word-count="270" meta:character-count="1683" meta:non-whitespace-character-count="1416"/>
  </office:meta>
</office:document-meta>
</file>